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2.5547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>
            <text:p>KODE</text:p>
          </table:table-cell>
          <table:table-cell table:style-name="ce1" office:value-type="string">
            <text:p>DOSEN</text:p>
          </table:table-cell>
          <table:table-cell table:style-name="ce1" office:value-type="string">
            <text:p>KAT</text:p>
          </table:table-cell>
          <table:table-cell table:style-name="ce1" office:value-type="string">
            <text:p>KATEGORI</text:p>
          </table:table-cell>
          <table:table-cell table:style-name="ce1" office:value-type="string">
            <text:p>JML</text:p>
          </table:table-cell>
        </table:table-row>
        <table:table-row table:style-name="ro1">
          <table:table-cell office:value-type="float" office:value="194023">
            <text:p>194023</text:p>
          </table:table-cell>
          <table:table-cell office:value-type="string">
            <text:p>Dina Natalia Prayogo, S.T., M.Sc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4024">
            <text:p>194024</text:p>
          </table:table-cell>
          <table:table-cell office:value-type="string">
            <text:p>Ir. Rosita Meitha Surjani, M.T</text:p>
          </table:table-cell>
          <table:table-cell office:value-type="float" office:value="3">
            <text:p>3</text:p>
          </table:table-cell>
          <table:table-cell office:value-type="string">
            <text:p>Lack of Ski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003">
            <text:p>195003</text:p>
          </table:table-cell>
          <table:table-cell office:value-type="string">
            <text:p>Ir. Yon Haryono, M.T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7030">
            <text:p>197030</text:p>
          </table:table-cell>
          <table:table-cell office:value-type="string">
            <text:p>Susana Limanto, S.T., M.Si.</text:p>
          </table:table-cell>
          <table:table-cell office:value-type="float" office:value="5">
            <text:p>5</text:p>
          </table:table-cell>
          <table:table-cell office:value-type="string">
            <text:p>Lack of Inform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26">
            <text:p>201026</text:p>
          </table:table-cell>
          <table:table-cell office:value-type="string">
            <text:p>Njoto Benarkah, S.T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026">
            <text:p>201026</text:p>
          </table:table-cell>
          <table:table-cell office:value-type="string">
            <text:p>Njoto Benarkah, S.T.</text:p>
          </table:table-cell>
          <table:table-cell office:value-type="float" office:value="2">
            <text:p>2</text:p>
          </table:table-cell>
          <table:table-cell office:value-type="string">
            <text:p>Lack of Assur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26">
            <text:p>201026</text:p>
          </table:table-cell>
          <table:table-cell office:value-type="string">
            <text:p>Njoto Benarkah, S.T.</text:p>
          </table:table-cell>
          <table:table-cell office:value-type="float" office:value="3">
            <text:p>3</text:p>
          </table:table-cell>
          <table:table-cell office:value-type="string">
            <text:p>Lack of Skil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26">
            <text:p>201026</text:p>
          </table:table-cell>
          <table:table-cell office:value-type="string">
            <text:p>Njoto Benarkah, S.T.</text:p>
          </table:table-cell>
          <table:table-cell office:value-type="float" office:value="7">
            <text:p>7</text:p>
          </table:table-cell>
          <table:table-cell office:value-type="string">
            <text:p>Feel No Proble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2010">
            <text:p>202010</text:p>
          </table:table-cell>
          <table:table-cell office:value-type="string">
            <text:p>Markus Hartono, S.T., M.Sc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2010">
            <text:p>202010</text:p>
          </table:table-cell>
          <table:table-cell office:value-type="string">
            <text:p>Markus Hartono, S.T., M.Sc.</text:p>
          </table:table-cell>
          <table:table-cell office:value-type="float" office:value="3">
            <text:p>3</text:p>
          </table:table-cell>
          <table:table-cell office:value-type="string">
            <text:p>Lack of Skill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2010">
            <text:p>202010</text:p>
          </table:table-cell>
          <table:table-cell office:value-type="string">
            <text:p>Markus Hartono, S.T., M.Sc.</text:p>
          </table:table-cell>
          <table:table-cell office:value-type="float" office:value="5">
            <text:p>5</text:p>
          </table:table-cell>
          <table:table-cell office:value-type="string">
            <text:p>Lack of Inform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2010">
            <text:p>202010</text:p>
          </table:table-cell>
          <table:table-cell office:value-type="string">
            <text:p>Markus Hartono, S.T., M.Sc.</text:p>
          </table:table-cell>
          <table:table-cell office:value-type="float" office:value="7">
            <text:p>7</text:p>
          </table:table-cell>
          <table:table-cell office:value-type="string">
            <text:p>Feel No Proble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2017">
            <text:p>202017</text:p>
          </table:table-cell>
          <table:table-cell office:value-type="string">
            <text:p>Dhiani Tresna Absari, S.T.,M.Kom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2017">
            <text:p>202017</text:p>
          </table:table-cell>
          <table:table-cell office:value-type="string">
            <text:p>Dhiani Tresna Absari, S.T.,M.Kom.</text:p>
          </table:table-cell>
          <table:table-cell office:value-type="float" office:value="3">
            <text:p>3</text:p>
          </table:table-cell>
          <table:table-cell office:value-type="string">
            <text:p>Lack of Skil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2017">
            <text:p>202017</text:p>
          </table:table-cell>
          <table:table-cell office:value-type="string">
            <text:p>Dhiani Tresna Absari, S.T.,M.Kom.</text:p>
          </table:table-cell>
          <table:table-cell office:value-type="float" office:value="6">
            <text:p>6</text:p>
          </table:table-cell>
          <table:table-cell office:value-type="string">
            <text:p>Self-Confli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2049">
            <text:p>202049</text:p>
          </table:table-cell>
          <table:table-cell office:value-type="string">
            <text:p>Linda Herawati Gunawan, S.T., M.T.</text:p>
          </table:table-cell>
          <table:table-cell office:value-type="float" office:value="3">
            <text:p>3</text:p>
          </table:table-cell>
          <table:table-cell office:value-type="string">
            <text:p>Lack of Ski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2049">
            <text:p>202049</text:p>
          </table:table-cell>
          <table:table-cell office:value-type="string">
            <text:p>Linda Herawati Gunawan, S.T., M.T.</text:p>
          </table:table-cell>
          <table:table-cell office:value-type="float" office:value="6">
            <text:p>6</text:p>
          </table:table-cell>
          <table:table-cell office:value-type="string">
            <text:p>Self-Confli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3014">
            <text:p>203014</text:p>
          </table:table-cell>
          <table:table-cell office:value-type="string">
            <text:p>Ellysa Tjandra, S.T.</text:p>
          </table:table-cell>
          <table:table-cell office:value-type="float" office:value="3">
            <text:p>3</text:p>
          </table:table-cell>
          <table:table-cell office:value-type="string">
            <text:p>Lack of Skil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3014">
            <text:p>203014</text:p>
          </table:table-cell>
          <table:table-cell office:value-type="string">
            <text:p>Ellysa Tjandra, S.T.</text:p>
          </table:table-cell>
          <table:table-cell office:value-type="float" office:value="5">
            <text:p>5</text:p>
          </table:table-cell>
          <table:table-cell office:value-type="string">
            <text:p>Lack of Informatio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3031">
            <text:p>203031</text:p>
          </table:table-cell>
          <table:table-cell office:value-type="string">
            <text:p>Edy Purwanto, S.T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3031">
            <text:p>203031</text:p>
          </table:table-cell>
          <table:table-cell office:value-type="string">
            <text:p>Edy Purwanto, S.T.</text:p>
          </table:table-cell>
          <table:table-cell office:value-type="float" office:value="3">
            <text:p>3</text:p>
          </table:table-cell>
          <table:table-cell office:value-type="string">
            <text:p>Lack of Skil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3038">
            <text:p>203038</text:p>
          </table:table-cell>
          <table:table-cell office:value-type="string">
            <text:p>Yenny Sari, S.T., M.Sc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3038">
            <text:p>203038</text:p>
          </table:table-cell>
          <table:table-cell office:value-type="string">
            <text:p>Yenny Sari, S.T., M.Sc.</text:p>
          </table:table-cell>
          <table:table-cell office:value-type="float" office:value="2">
            <text:p>2</text:p>
          </table:table-cell>
          <table:table-cell office:value-type="string">
            <text:p>Lack of Assur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3038">
            <text:p>203038</text:p>
          </table:table-cell>
          <table:table-cell office:value-type="string">
            <text:p>Yenny Sari, S.T., M.Sc.</text:p>
          </table:table-cell>
          <table:table-cell office:value-type="float" office:value="3">
            <text:p>3</text:p>
          </table:table-cell>
          <table:table-cell office:value-type="string">
            <text:p>Lack of Skill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3038">
            <text:p>203038</text:p>
          </table:table-cell>
          <table:table-cell office:value-type="string">
            <text:p>Yenny Sari, S.T., M.Sc.</text:p>
          </table:table-cell>
          <table:table-cell office:value-type="float" office:value="5">
            <text:p>5</text:p>
          </table:table-cell>
          <table:table-cell office:value-type="string">
            <text:p>Lack of Informat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3038">
            <text:p>203038</text:p>
          </table:table-cell>
          <table:table-cell office:value-type="string">
            <text:p>Yenny Sari, S.T., M.Sc.</text:p>
          </table:table-cell>
          <table:table-cell office:value-type="float" office:value="6">
            <text:p>6</text:p>
          </table:table-cell>
          <table:table-cell office:value-type="string">
            <text:p>Self-Conflic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3038">
            <text:p>203038</text:p>
          </table:table-cell>
          <table:table-cell office:value-type="string">
            <text:p>Yenny Sari, S.T., M.Sc.</text:p>
          </table:table-cell>
          <table:table-cell office:value-type="float" office:value="7">
            <text:p>7</text:p>
          </table:table-cell>
          <table:table-cell office:value-type="string">
            <text:p>Feel No Problem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string">
            <text:p>Sholeh Hadi Setyawan, M.Kom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string">
            <text:p>Sholeh Hadi Setyawan, M.Kom.</text:p>
          </table:table-cell>
          <table:table-cell office:value-type="float" office:value="5">
            <text:p>5</text:p>
          </table:table-cell>
          <table:table-cell office:value-type="string">
            <text:p>Lack of Inform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7010">
            <text:p>207010</text:p>
          </table:table-cell>
          <table:table-cell office:value-type="string">
            <text:p>Silky Perdanawati, S.T.,M.M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8002">
            <text:p>208002</text:p>
          </table:table-cell>
          <table:table-cell office:value-type="string">
            <text:p>Hendi Wicaksono Agung D., S.T., M.T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8002">
            <text:p>208002</text:p>
          </table:table-cell>
          <table:table-cell office:value-type="string">
            <text:p>Hendi Wicaksono Agung D., S.T., M.T.</text:p>
          </table:table-cell>
          <table:table-cell office:value-type="float" office:value="3">
            <text:p>3</text:p>
          </table:table-cell>
          <table:table-cell office:value-type="string">
            <text:p>Lack of Skill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8002">
            <text:p>208002</text:p>
          </table:table-cell>
          <table:table-cell office:value-type="string">
            <text:p>Hendi Wicaksono Agung D., S.T., M.T.</text:p>
          </table:table-cell>
          <table:table-cell office:value-type="float" office:value="5">
            <text:p>5</text:p>
          </table:table-cell>
          <table:table-cell office:value-type="string">
            <text:p>Lack of Information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8002">
            <text:p>208002</text:p>
          </table:table-cell>
          <table:table-cell office:value-type="string">
            <text:p>Hendi Wicaksono Agung D., S.T., M.T.</text:p>
          </table:table-cell>
          <table:table-cell office:value-type="float" office:value="6">
            <text:p>6</text:p>
          </table:table-cell>
          <table:table-cell office:value-type="string">
            <text:p>Self-Confli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8002">
            <text:p>208002</text:p>
          </table:table-cell>
          <table:table-cell office:value-type="string">
            <text:p>Hendi Wicaksono Agung D., S.T., M.T.</text:p>
          </table:table-cell>
          <table:table-cell office:value-type="float" office:value="7">
            <text:p>7</text:p>
          </table:table-cell>
          <table:table-cell office:value-type="string">
            <text:p>Feel No Proble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8020">
            <text:p>208020</text:p>
          </table:table-cell>
          <table:table-cell office:value-type="string">
            <text:p>Andre, S.T.</text:p>
          </table:table-cell>
          <table:table-cell office:value-type="float" office:value="1">
            <text:p>1</text:p>
          </table:table-cell>
          <table:table-cell office:value-type="string">
            <text:p>Dependenc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8020">
            <text:p>208020</text:p>
          </table:table-cell>
          <table:table-cell office:value-type="string">
            <text:p>Andre, S.T.</text:p>
          </table:table-cell>
          <table:table-cell office:value-type="float" office:value="3">
            <text:p>3</text:p>
          </table:table-cell>
          <table:table-cell office:value-type="string">
            <text:p>Lack of Skill</text:p>
          </table:table-cell>
          <table:table-cell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7T14:37:07</dc:date>
    <dc:creator>Sholeh Setyawan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90" meta:object-count="0"/>
  </office:meta>
</office:document-meta>
</file>